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41.8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/>
      <table:table table:name="strict_subjects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Subject</text:p>
          </table:table-cell>
          <table:table-cell table:style-name="Default" office:value-type="string" calcext:value-type="string">
            <text:p>Group</text:p>
          </table:table-cell>
          <table:table-cell table:style-name="ce4" office:value-type="string" calcext:value-type="string">
            <text:p>Anatomical Visual Inspection</text:p>
          </table:table-cell>
          <table:table-cell table:style-name="ce4" office:value-type="string" calcext:value-type="string">
            <text:p>Functional Visual Inspection</text:p>
          </table:table-cell>
          <table:table-cell table:style-name="ce4" office:value-type="string" calcext:value-type="string">
            <text:p>ABIDE_QA</text:p>
          </table:table-cell>
          <table:table-cell table:style-name="ce4" office:value-type="string" calcext:value-type="string">
            <text:p>Verified</text:p>
          </table:table-cell>
          <table:table-cell table:style-name="ce4" office:value-type="string" calcext:value-type="string">
            <text:p>Prepreprocess note</text:p>
          </table:table-cell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7" calcext:value-type="float">
            <text:p>290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8" calcext:value-type="float">
            <text:p>290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9" calcext:value-type="float">
            <text:p>290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60" calcext:value-type="float">
            <text:p>290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2" calcext:value-type="float">
            <text:p>2906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5" calcext:value-type="float">
            <text:p>290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66" calcext:value-type="float">
            <text:p>290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7" calcext:value-type="float">
            <text:p>290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8" calcext:value-type="float">
            <text:p>290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1" calcext:value-type="float">
            <text:p>2907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5" calcext:value-type="float">
            <text:p>2907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77" calcext:value-type="float">
            <text:p>2907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8" calcext:value-type="float">
            <text:p>2907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9" calcext:value-type="float">
            <text:p>2907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0" calcext:value-type="float">
            <text:p>2908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2" calcext:value-type="float">
            <text:p>2908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3" calcext:value-type="float">
            <text:p>2908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84" calcext:value-type="float">
            <text:p>2908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86" calcext:value-type="float">
            <text:p>2908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7" calcext:value-type="float">
            <text:p>2908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9" calcext:value-type="float">
            <text:p>2908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90" calcext:value-type="float">
            <text:p>2909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91" calcext:value-type="float">
            <text:p>2909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92" calcext:value-type="float">
            <text:p>2909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94" calcext:value-type="float">
            <text:p>2909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00" calcext:value-type="float">
            <text:p>295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16" calcext:value-type="float">
            <text:p>295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499" calcext:value-type="float">
            <text:p>2949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01" calcext:value-type="float">
            <text:p>2950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12" calcext:value-type="float">
            <text:p>295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13" calcext:value-type="float">
            <text:p>295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23" calcext:value-type="float">
            <text:p>295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25" calcext:value-type="float">
            <text:p>295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CD_II</text:p>
          </table:table-cell>
          <table:table-cell table:style-name="Default" office:value-type="float" office:value="29100" calcext:value-type="float">
            <text:p>29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04" calcext:value-type="float">
            <text:p>291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05" calcext:value-type="float">
            <text:p>291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4" calcext:value-type="float">
            <text:p>291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5" calcext:value-type="float">
            <text:p>291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7" calcext:value-type="float">
            <text:p>291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28" calcext:value-type="float">
            <text:p>291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0" calcext:value-type="float">
            <text:p>291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3" calcext:value-type="float">
            <text:p>2913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5" calcext:value-type="float">
            <text:p>291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6" calcext:value-type="float">
            <text:p>2913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5" calcext:value-type="float">
            <text:p>510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8" calcext:value-type="float">
            <text:p>510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9" calcext:value-type="float">
            <text:p>510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0" calcext:value-type="float">
            <text:p>510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1" calcext:value-type="float">
            <text:p>510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3" calcext:value-type="float">
            <text:p>510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4" calcext:value-type="float">
            <text:p>510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5" calcext:value-type="float">
            <text:p>5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6" calcext:value-type="float">
            <text:p>510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7" calcext:value-type="float">
            <text:p>510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9" calcext:value-type="float">
            <text:p>510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6" calcext:value-type="float">
            <text:p>5106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7" calcext:value-type="float">
            <text:p>5106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8" calcext:value-type="float">
            <text:p>5106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3" calcext:value-type="float">
            <text:p>511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4" calcext:value-type="float">
            <text:p>511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YU_I</text:p>
          </table:table-cell>
          <table:table-cell table:style-name="ce2" office:value-type="float" office:value="51115" calcext:value-type="float">
            <text:p>511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6" calcext:value-type="float">
            <text:p>511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7" calcext:value-type="float">
            <text:p>511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8" calcext:value-type="float">
            <text:p>511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9" calcext:value-type="float">
            <text:p>511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30" calcext:value-type="float">
            <text:p>511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31" calcext:value-type="float">
            <text:p>511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6" calcext:value-type="float">
            <text:p>5114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8" calcext:value-type="float">
            <text:p>511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9" calcext:value-type="float">
            <text:p>5114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1" calcext:value-type="float">
            <text:p>5115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3" calcext:value-type="float">
            <text:p>5115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4" calcext:value-type="float">
            <text:p>5115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5" calcext:value-type="float">
            <text:p>5115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6" calcext:value-type="float">
            <text:p>5115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33" calcext:value-type="float">
            <text:p>5043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34" calcext:value-type="float">
            <text:p>5043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0" calcext:value-type="float">
            <text:p>5044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41" calcext:value-type="float">
            <text:p>5044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4" calcext:value-type="float">
            <text:p>5044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6" calcext:value-type="float">
            <text:p>5044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9" calcext:value-type="float">
            <text:p>5044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0" calcext:value-type="float">
            <text:p>5045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2" calcext:value-type="float">
            <text:p>5045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4" calcext:value-type="float">
            <text:p>5045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5" calcext:value-type="float">
            <text:p>5045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7" calcext:value-type="float">
            <text:p>5045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9" calcext:value-type="float">
            <text:p>5045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62" calcext:value-type="float">
            <text:p>5046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63" calcext:value-type="float">
            <text:p>5046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66" calcext:value-type="float">
            <text:p>5046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68" calcext:value-type="float">
            <text:p>5046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1" calcext:value-type="float">
            <text:p>5047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2" calcext:value-type="float">
            <text:p>5047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3" calcext:value-type="float">
            <text:p>5047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4" calcext:value-type="float">
            <text:p>5047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5" calcext:value-type="float">
            <text:p>504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6" calcext:value-type="float">
            <text:p>504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9" calcext:value-type="float">
            <text:p>504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82" calcext:value-type="float">
            <text:p>504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83" calcext:value-type="float">
            <text:p>504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84" calcext:value-type="float">
            <text:p>504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88" calcext:value-type="float">
            <text:p>504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90" calcext:value-type="float">
            <text:p>5049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3" calcext:value-type="float">
            <text:p>504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8" calcext:value-type="float">
            <text:p>504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9" calcext:value-type="float">
            <text:p>504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05" calcext:value-type="float">
            <text:p>505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07" calcext:value-type="float">
            <text:p>505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508" calcext:value-type="float">
            <text:p>505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513" calcext:value-type="float">
            <text:p>505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14" calcext:value-type="float">
            <text:p>505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5" calcext:value-type="float">
            <text:p>505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6" calcext:value-type="float">
            <text:p>505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7" calcext:value-type="float">
            <text:p>505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30" calcext:value-type="float">
            <text:p>505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531" calcext:value-type="float">
            <text:p>5053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2" calcext:value-type="float">
            <text:p>5023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motion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6" calcext:value-type="float">
            <text:p>5023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motion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7" calcext:value-type="float">
            <text:p>502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8" calcext:value-type="float">
            <text:p>5023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slight motion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44" calcext:value-type="float">
            <text:p>502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46" calcext:value-type="float">
            <text:p>5024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F inhomogeneities</text:p>
          </table:table-cell>
          <table:table-cell table:style-name="ce5" office:value-type="string" calcext:value-type="string">
            <text:p>motion</text:p>
          </table:table-cell>
          <table:table-cell/>
          <table:table-cell office:value-type="string" calcext:value-type="string">
            <text:p>ok, slight inhomogeneities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53" calcext:value-type="float">
            <text:p>5025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F inhomogeneities</text:p>
          </table:table-cell>
          <table:table-cell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54" calcext:value-type="float">
            <text:p>502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59" calcext:value-type="float">
            <text:p>502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, a little membrane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0" calcext:value-type="float">
            <text:p>502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1" calcext:value-type="float">
            <text:p>5026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3" calcext:value-type="float">
            <text:p>502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4" calcext:value-type="float">
            <text:p>502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70" calcext:value-type="float">
            <text:p>5027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71" calcext:value-type="float">
            <text:p>502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1132" calcext:value-type="float">
            <text:p>5113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1139" calcext:value-type="float">
            <text:p>511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57" calcext:value-type="float">
            <text:p>514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58" calcext:value-type="float">
            <text:p>514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59" calcext:value-type="float">
            <text:p>5145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OM! Small part 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1" calcext:value-type="float">
            <text:p>5146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ht motion</text:p>
          </table:table-cell>
          <table:table-cell/>
          <table:table-cell office:value-type="string" calcext:value-type="string">
            <text:p>changed to g 0.2</text:p>
          </table:table-cell>
          <table:table-cell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4" calcext:value-type="float">
            <text:p>514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5" calcext:value-type="float">
            <text:p>514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6" calcext:value-type="float">
            <text:p>514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7" calcext:value-type="float">
            <text:p>514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8" calcext:value-type="float">
            <text:p>5146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9" calcext:value-type="float">
            <text:p>5146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4" calcext:value-type="float">
            <text:p>514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5" calcext:value-type="float">
            <text:p>5147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6" calcext:value-type="float">
            <text:p>5147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77" calcext:value-type="float">
            <text:p>5147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changed to g 0.2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8" calcext:value-type="float">
            <text:p>5147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81" calcext:value-type="float">
            <text:p>5148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ht motion</text:p>
          </table:table-cell>
          <table:table-cell/>
          <table:table-cell office:value-type="string" calcext:value-type="string">
            <text:p>changed to g -0.1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85" calcext:value-type="float">
            <text:p>5148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88" calcext:value-type="float">
            <text:p>51488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OM! Small part 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89" calcext:value-type="float">
            <text:p>5148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90" calcext:value-type="float">
            <text:p>5149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91" calcext:value-type="float">
            <text:p>514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changed to g -0.1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92" calcext:value-type="float">
            <text:p>5149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2" calcext:value-type="float">
            <text:p>506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43" calcext:value-type="float">
            <text:p>506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inf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6" calcext:value-type="float">
            <text:p>506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7" calcext:value-type="float">
            <text:p>506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1" calcext:value-type="float">
            <text:p>506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inf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2" calcext:value-type="float">
            <text:p>506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54" calcext:value-type="float">
            <text:p>506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5" calcext:value-type="float">
            <text:p>506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7" calcext:value-type="float">
            <text:p>5065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8" calcext:value-type="float">
            <text:p>5065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59" calcext:value-type="float">
            <text:p>5065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ht motio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0" calcext:value-type="float">
            <text:p>506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3" calcext:value-type="float">
            <text:p>506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4" calcext:value-type="float">
            <text:p>506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5" calcext:value-type="float">
            <text:p>5066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66" calcext:value-type="float">
            <text:p>5066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8" calcext:value-type="float">
            <text:p>5066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ce11"/>
        <table:table-column table:style-name="co1" table:number-columns-repeated="4" table:default-cell-style-name="Default"/>
        <table:table-row table:style-name="ro2"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Subject</text:p>
          </table:table-cell>
          <table:table-cell table:style-name="Default" office:value-type="string" calcext:value-type="string">
            <text:p>Group</text:p>
          </table:table-cell>
          <table:table-cell table:number-columns-repeated="2"/>
          <table:table-cell office:value-type="string" calcext:value-type="string">
            <text:p>ETH_I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57" calcext:value-type="float">
            <text:p>290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M_I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58" calcext:value-type="float">
            <text:p>290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D_II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9" calcext:value-type="float">
            <text:p>290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YU_I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60" calcext:value-type="float">
            <text:p>290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M_I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2" calcext:value-type="float">
            <text:p>2906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D_I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5" calcext:value-type="float">
            <text:p>290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TECH_I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66" calcext:value-type="float">
            <text:p>290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MU_I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7" calcext:value-type="float">
            <text:p>290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formula="of:=SUM([.G1:.G8])"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8" calcext:value-type="float">
            <text:p>290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1" calcext:value-type="float">
            <text:p>2907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5" calcext:value-type="float">
            <text:p>2907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77" calcext:value-type="float">
            <text:p>2907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8" calcext:value-type="float">
            <text:p>2907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9" calcext:value-type="float">
            <text:p>2907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80" calcext:value-type="float">
            <text:p>2908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82" calcext:value-type="float">
            <text:p>2908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83" calcext:value-type="float">
            <text:p>290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84" calcext:value-type="float">
            <text:p>2908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86" calcext:value-type="float">
            <text:p>2908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87" calcext:value-type="float">
            <text:p>290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89" calcext:value-type="float">
            <text:p>2908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90" calcext:value-type="float">
            <text:p>290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91" calcext:value-type="float">
            <text:p>2909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H_II</text:p>
          </table:table-cell>
          <table:table-cell table:style-name="ce1" office:value-type="float" office:value="29092" calcext:value-type="float">
            <text:p>2909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94" calcext:value-type="float">
            <text:p>2909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00" calcext:value-type="float">
            <text:p>29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I</text:p>
          </table:table-cell>
          <table:table-cell table:style-name="ce1" office:value-type="float" office:value="29516" calcext:value-type="float">
            <text:p>295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I</text:p>
          </table:table-cell>
          <table:table-cell table:style-name="ce1" office:value-type="float" office:value="29499" calcext:value-type="float">
            <text:p>2949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I</text:p>
          </table:table-cell>
          <table:table-cell table:style-name="ce1" office:value-type="float" office:value="29501" calcext:value-type="float">
            <text:p>2950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I</text:p>
          </table:table-cell>
          <table:table-cell table:style-name="ce1" office:value-type="float" office:value="29512" calcext:value-type="float">
            <text:p>295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I</text:p>
          </table:table-cell>
          <table:table-cell table:style-name="ce1" office:value-type="float" office:value="29513" calcext:value-type="float">
            <text:p>295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23" calcext:value-type="float">
            <text:p>295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25" calcext:value-type="float">
            <text:p>295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CD_II</text:p>
          </table:table-cell>
          <table:table-cell table:style-name="Default" office:value-type="float" office:value="29100" calcext:value-type="float">
            <text:p>29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04" calcext:value-type="float">
            <text:p>291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CD_II</text:p>
          </table:table-cell>
          <table:table-cell table:style-name="ce1" office:value-type="float" office:value="29105" calcext:value-type="float">
            <text:p>291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4" calcext:value-type="float">
            <text:p>291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5" calcext:value-type="float">
            <text:p>291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7" calcext:value-type="float">
            <text:p>291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28" calcext:value-type="float">
            <text:p>291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0" calcext:value-type="float">
            <text:p>291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CD_II</text:p>
          </table:table-cell>
          <table:table-cell table:style-name="ce1" office:value-type="float" office:value="29133" calcext:value-type="float">
            <text:p>291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5" calcext:value-type="float">
            <text:p>291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CD_II</text:p>
          </table:table-cell>
          <table:table-cell table:style-name="ce1" office:value-type="float" office:value="29136" calcext:value-type="float">
            <text:p>291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5" calcext:value-type="float">
            <text:p>510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8" calcext:value-type="float">
            <text:p>51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9" calcext:value-type="float">
            <text:p>510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020" calcext:value-type="float">
            <text:p>510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1" calcext:value-type="float">
            <text:p>510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3" calcext:value-type="float">
            <text:p>510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024" calcext:value-type="float">
            <text:p>510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5" calcext:value-type="float">
            <text:p>510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6" calcext:value-type="float">
            <text:p>510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027" calcext:value-type="float">
            <text:p>510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029" calcext:value-type="float">
            <text:p>510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066" calcext:value-type="float">
            <text:p>5106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7" calcext:value-type="float">
            <text:p>510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068" calcext:value-type="float">
            <text:p>5106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3" calcext:value-type="float">
            <text:p>511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4" calcext:value-type="float">
            <text:p>511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5" calcext:value-type="float">
            <text:p>511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16" calcext:value-type="float">
            <text:p>511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7" calcext:value-type="float">
            <text:p>511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18" calcext:value-type="float">
            <text:p>511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9" calcext:value-type="float">
            <text:p>511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30" calcext:value-type="float">
            <text:p>511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31" calcext:value-type="float">
            <text:p>511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6" calcext:value-type="float">
            <text:p>511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8" calcext:value-type="float">
            <text:p>511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49" calcext:value-type="float">
            <text:p>5114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51" calcext:value-type="float">
            <text:p>511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53" calcext:value-type="float">
            <text:p>5115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54" calcext:value-type="float">
            <text:p>5115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55" calcext:value-type="float">
            <text:p>511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U_I</text:p>
          </table:table-cell>
          <table:table-cell table:style-name="ce1" office:value-type="float" office:value="51156" calcext:value-type="float">
            <text:p>5115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33" calcext:value-type="float">
            <text:p>504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34" calcext:value-type="float">
            <text:p>5043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0" calcext:value-type="float">
            <text:p>504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1" calcext:value-type="float">
            <text:p>504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44" calcext:value-type="float">
            <text:p>5044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6" calcext:value-type="float">
            <text:p>504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9" calcext:value-type="float">
            <text:p>504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50" calcext:value-type="float">
            <text:p>5045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2" calcext:value-type="float">
            <text:p>504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4" calcext:value-type="float">
            <text:p>5045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55" calcext:value-type="float">
            <text:p>504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7" calcext:value-type="float">
            <text:p>5045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9" calcext:value-type="float">
            <text:p>5045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62" calcext:value-type="float">
            <text:p>504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63" calcext:value-type="float">
            <text:p>5046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66" calcext:value-type="float">
            <text:p>5046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1" calcext:value-type="float">
            <text:p>504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2" calcext:value-type="float">
            <text:p>504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3" calcext:value-type="float">
            <text:p>504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4" calcext:value-type="float">
            <text:p>5047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75" calcext:value-type="float">
            <text:p>504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6" calcext:value-type="float">
            <text:p>504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479" calcext:value-type="float">
            <text:p>504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82" calcext:value-type="float">
            <text:p>504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83" calcext:value-type="float">
            <text:p>504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84" calcext:value-type="float">
            <text:p>504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88" calcext:value-type="float">
            <text:p>504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90" calcext:value-type="float">
            <text:p>5049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3" calcext:value-type="float">
            <text:p>504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8" calcext:value-type="float">
            <text:p>504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9" calcext:value-type="float">
            <text:p>504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05" calcext:value-type="float">
            <text:p>505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507" calcext:value-type="float">
            <text:p>505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508" calcext:value-type="float">
            <text:p>505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513" calcext:value-type="float">
            <text:p>505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14" calcext:value-type="float">
            <text:p>505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525" calcext:value-type="float">
            <text:p>505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526" calcext:value-type="float">
            <text:p>505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7" calcext:value-type="float">
            <text:p>505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SM_I</text:p>
          </table:table-cell>
          <table:table-cell table:style-name="ce1" office:value-type="float" office:value="50530" calcext:value-type="float">
            <text:p>505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531" calcext:value-type="float">
            <text:p>5053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2" calcext:value-type="float">
            <text:p>502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6" calcext:value-type="float">
            <text:p>502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7" calcext:value-type="float">
            <text:p>502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8" calcext:value-type="float">
            <text:p>502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44" calcext:value-type="float">
            <text:p>502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46" calcext:value-type="float">
            <text:p>502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53" calcext:value-type="float">
            <text:p>502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54" calcext:value-type="float">
            <text:p>502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59" calcext:value-type="float">
            <text:p>502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60" calcext:value-type="float">
            <text:p>5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61" calcext:value-type="float">
            <text:p>502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63" calcext:value-type="float">
            <text:p>502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64" calcext:value-type="float">
            <text:p>502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70" calcext:value-type="float">
            <text:p>5027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0271" calcext:value-type="float">
            <text:p>502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1132" calcext:value-type="float">
            <text:p>511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D_I</text:p>
          </table:table-cell>
          <table:table-cell office:value-type="float" office:value="51139" calcext:value-type="float">
            <text:p>511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57" calcext:value-type="float">
            <text:p>514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58" calcext:value-type="float">
            <text:p>5145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TECH</text:p>
          </table:table-cell>
          <table:table-cell office:value-type="float" office:value="51459" calcext:value-type="float">
            <text:p>514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1" calcext:value-type="float">
            <text:p>514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TECH</text:p>
          </table:table-cell>
          <table:table-cell office:value-type="float" office:value="51464" calcext:value-type="float">
            <text:p>514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TECH</text:p>
          </table:table-cell>
          <table:table-cell office:value-type="float" office:value="51465" calcext:value-type="float">
            <text:p>514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6" calcext:value-type="float">
            <text:p>5146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7" calcext:value-type="float">
            <text:p>514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8" calcext:value-type="float">
            <text:p>514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9" calcext:value-type="float">
            <text:p>5146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4" calcext:value-type="float">
            <text:p>5147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5" calcext:value-type="float">
            <text:p>5147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6" calcext:value-type="float">
            <text:p>5147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TECH</text:p>
          </table:table-cell>
          <table:table-cell office:value-type="float" office:value="51477" calcext:value-type="float">
            <text:p>514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8" calcext:value-type="float">
            <text:p>5147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81" calcext:value-type="float">
            <text:p>514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85" calcext:value-type="float">
            <text:p>5148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TECH</text:p>
          </table:table-cell>
          <table:table-cell office:value-type="float" office:value="51488" calcext:value-type="float">
            <text:p>514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89" calcext:value-type="float">
            <text:p>5148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90" calcext:value-type="float">
            <text:p>514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TECH</text:p>
          </table:table-cell>
          <table:table-cell office:value-type="float" office:value="51491" calcext:value-type="float">
            <text:p>5149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92" calcext:value-type="float">
            <text:p>5149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U</text:p>
          </table:table-cell>
          <table:table-cell office:value-type="float" office:value="50642" calcext:value-type="float">
            <text:p>506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43" calcext:value-type="float">
            <text:p>5064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6" calcext:value-type="float">
            <text:p>506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U</text:p>
          </table:table-cell>
          <table:table-cell office:value-type="float" office:value="50647" calcext:value-type="float">
            <text:p>506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1" calcext:value-type="float">
            <text:p>5065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2" calcext:value-type="float">
            <text:p>5065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U</text:p>
          </table:table-cell>
          <table:table-cell office:value-type="float" office:value="50654" calcext:value-type="float">
            <text:p>506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5" calcext:value-type="float">
            <text:p>5065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7" calcext:value-type="float">
            <text:p>5065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8" calcext:value-type="float">
            <text:p>5065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U</text:p>
          </table:table-cell>
          <table:table-cell office:value-type="float" office:value="50659" calcext:value-type="float">
            <text:p>506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U</text:p>
          </table:table-cell>
          <table:table-cell office:value-type="float" office:value="50660" calcext:value-type="float">
            <text:p>506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3" calcext:value-type="float">
            <text:p>506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4" calcext:value-type="float">
            <text:p>506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5" calcext:value-type="float">
            <text:p>5066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66" calcext:value-type="float">
            <text:p>5066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U</text:p>
          </table:table-cell>
          <table:table-cell office:value-type="float" office:value="50668" calcext:value-type="float">
            <text:p>506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7:03:42.775476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39:43.343580528</meta:creation-date>
    <dc:date>2019-09-15T17:41:22.550835275</dc:date>
    <meta:editing-duration>PT1H14M6S</meta:editing-duration>
    <meta:editing-cycles>10</meta:editing-cycles>
    <meta:generator>LibreOffice/6.0.7.3$Linux_X86_64 LibreOffice_project/00m0$Build-3</meta:generator>
    <meta:document-statistic meta:table-count="2" meta:cell-count="1207" meta:object-count="0"/>
  </office:meta>
</office:document-meta>
</file>